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style:use-window-font-color="true" loext:opacity="0%" style:font-name="Arial" fo:font-size="10pt" fo:language="en" fo:country="US" fo:font-weight="bold" officeooo:rsid="000f7a33" officeooo:paragraph-rsid="000f7a33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>
      <style:text-properties officeooo:rsid="000df324" officeooo:paragraph-rsid="000df324"/>
    </style:style>
    <style:style style:name="P12" style:family="paragraph" style:parent-style-name="Text_20_body" style:list-style-name="WW8Num7">
      <style:text-properties officeooo:rsid="000df324" officeooo:paragraph-rsid="000df324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f7a33" officeooo:paragraph-rsid="000f7a33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Times New Roman" fo:font-size="10pt" fo:language="en" fo:country="US" officeooo:rsid="000f7a33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style:use-window-font-color="true" loext:opacity="0%" style:font-name="Arial" fo:font-size="16pt" fo:language="en" fo:country="US" fo:font-weight="bold" officeooo:rsid="000df324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officeooo:rsid="000df324"/>
    </style:style>
    <style:style style:name="T7" style:family="text">
      <style:text-properties officeooo:rsid="000f7a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4">Sistema de propostas de aluguel</text:span><text:line-break/>Use-Case: <text:span text:style-name="T5">Ver detalhamento de uma proposta</text:span></text:h>
      <text:h text:style-name="Heading_20_1" text:outline-level="1">Brief Description</text:h>
      <text:p text:style-name="P11">Nesse caso o <text:span text:style-name="T3">locatário</text:span> poderá ver dados mais específicos de uma proposta de alguel feita para um <text:span text:style-name="T7">imóvel.</text:span></text:p>
      <text:h text:style-name="Heading_20_1" text:outline-level="1">Actor Brief Descriptions</text:h>
      <text:h text:style-name="P6" text:outline-level="2">Locatário.</text:h>
      <text:h text:style-name="Heading_20_1" text:outline-level="1">Preconditions</text:h>
      <text:p text:style-name="P11">Estar autenticado no sistema</text:p>
      <text:p text:style-name="P13">Ter feito uma proposta a um imóvel</text:p>
      <text:h text:style-name="Heading_20_1" text:outline-level="1">Basic Flow of Events</text:h>
      <text:list xml:id="list2794863051" text:style-name="WW8Num7">
        <text:list-item>
          <text:p text:style-name="P12">O usuário clica na opção de ver detalhamento de proposta na <text:span text:style-name="T7">sua </text:span>lista de propostas <text:span text:style-name="T3">feitas</text:span></text:p>
        </text:list-item>
        <text:list-item>
          <text:p text:style-name="P12">O sistema redireciona o usuário para o detalhamento</text:p>
        </text:list-item>
        <text:list-item>
          <text:p text:style-name="P12">O sistema mostra todas as informações vinculadas da proposta selecionada. As informações são: (adicionar os dados aqui)</text:p>
        </text:list-item>
      </text:list>
      <text:h text:style-name="Heading_20_1" text:outline-level="1">Alternative Flows</text:h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f324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Ver detalhamento de uma propost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3:10:04.948879008</dc:date>
    <meta:editing-cycles>5</meta:editing-cycles>
    <meta:editing-duration>PT10M46S</meta:editing-duration>
    <meta:generator>LibreOffice/7.1.2.2$Linux_X86_64 LibreOffice_project/10$Build-2</meta:generator>
    <meta:document-statistic meta:table-count="2" meta:image-count="0" meta:object-count="0" meta:page-count="1" meta:paragraph-count="20" meta:word-count="129" meta:character-count="783" meta:non-whitespace-character-count="686"/>
  </office:meta>
</office:document-meta>
</file>